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sans-serif"/>
    <style:font-face style:name="Varela Round" svg:font-family="'Varela Round', 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color="#663399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text-properties fo:color="#663399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3" style:family="paragraph" style:parent-style-name="Text_20_body">
      <style:text-properties fo:color="#663399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4" style:family="paragraph" style:parent-style-name="Heading_20_3">
      <style:text-properties fo:color="#663399" style:font-name="Arial" fo:font-size="11pt" fo:font-weight="normal" style:font-size-asian="11pt" style:font-weight-asian="normal" style:font-name-complex="Helvetica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EM a Steemit platform alapvető kriptovalutája amely egy ösztönzött közösségi média blokklánc platform.</text:p>
      <text:p text:style-name="P2">Steemit felhasználók létrehozhatnak és szerkeszthetik a tartalmat csakúgy mint bármely más közösségi média platformon és ezért jutalmat kapnak a munkájukért.</text:p>
      <text:p text:style-name="P2">Mi az a Steemit?</text:p>
      <text:p text:style-name="P2">Steemit egy közösségi háló amely hasonlít Reddit-hez mind kinézetben, mind funkciókban, azonban van egy alapvető különbség. Steemit fizet mind a tartalom létrehozóknak amikor a munkájuk szavazatot kap mind pedig a felhasználóknak akik szavaznak mások munkájára.</text:p>
      <text:p text:style-name="P2">Ezt az teszi lehetővé, hogy a Steemit platform egy új digitális valutára van építve a Steem-re. A Steem hálózat minden nap új egységeket hoz létre amelyeket szétoszt a felhasználók között, akik ezt akár igazi pénzre is cserélhetik. A platform használata ingyenes.</text:p>
      <text:p text:style-name="P2">Steemit működése</text:p>
      <text:p text:style-name="P2">Bizonyos szempontból, STEEM hasonló más kriptovalutákhoz. Például lehet vele kereskedni, venni és eladni a piacon csakúgy mint bármely más digitális valutát.</text:p>
      <text:p text:style-name="P2">Más kriptopénzeknél mint ---Bitcoin, az érmék amelyeket létrehoznak minden nap azok között van kiosztva akik egy speciális Bitcoin szoftvert futtatnak a számítógépükön amely úgymond bányássza a Bitcoin-t. A számítógépes teljesítménytől függ, hogy egy ember mennyi pénzt kap.</text:p>
      <text:p text:style-name="P2">Steemit-en minden nap új egységeket hoz létre a hálózat amelyet szétoszt azon emberek közt akik aktívan közreműködnek a ----steemit weboldalon. Minél aktívabban működik közre valaki annál több pénzt kap.</text:p>
      <text:p text:style-name="P2">Felhasználók akik új tartalmat hoznak létre jutalmat kapnak ezért. Felhasználók akik szavaznak ezekre a tartalmakra ugyancsak jutalmat kapnak azért mert segítenek szerkeszteni a minőségi tartalmakat. Hozzászólok akik hozzátesznek a beszélgetéshez ugyancsak jutalmat kapnak. </text:p>
      <text:p text:style-name="P2">Steem-nek 3 kriptovalutája van</text:p>
      <text:p text:style-name="P2">Ez a három digitális valuta teszi ki a Steemit ökoszisztémát: STEEM, Steem Power (SP), és Steem Dollar.</text:p>
      <text:p text:style-name="P2">STEEM. STEEM az alap valutája a Steemit hálózatnak. STEEM elcserélhető Bitcoin-ra vagy más kriptovalutákra több kriptovaluta váltón keresztül is. Szavazati joghoz azonban STEEM-et el kell cserélni Steem Power (SP)-re. STEEM-et ugyancsak elcserélheted Steem dollárra.</text:p>
      <text:p text:style-name="P2">Steem Power (SP). Amikor STEEM-et SP-re cseréled akkor az egyfajta befektetés a hálózatba részvényként. Ezek nem eladhatók 13 hétig (eredetileg 2 év volt) amely célja, hogy meggátolja, hogy az emberek egyszerre eladják egységeiket és tönkretegyék a piacot. Egy STEEM egység egyenlő egy szavazattal. A legtöbb SP-vel rendelkezőknek van a legnagyobb befolyásuk melyik tartalom kerül az élre. Az újonnan létrehozott STEEM 15%-a megy azoknak a felhasználóknak akik sok SP-t birtokolnak, amely így ösztönzés a résztvevőknek, hogy keresetüket visszafektessék a hálózatba. 10% megy a tanuknak akik üzemeltetik a blokkláncot. A maradék 75% megy az új tartalom létrehozóinak és szavazóknak.</text:p>
      <text:p text:style-name="P2">Steem Dollar. Steem Dollars, amelyek értéke megegyezik az USD-vel. Amikor felhasználók létrehoznak egy új és népszerű tartalmat, akkor jutalmuk fele Steem dollár és a másik fele Steem Power. Steem dollárokkal három lehetősége van a felhasználóknak. Átválthatók <text:soft-page-break/>STEEM-re, amit eladhatnak a nyílt piacon, egyfajta kifizetési lehetőségként. Megtarthatják a Steem dollárokat és 10% kamatot kaphatnak, vagy elcserélhetik Steem power-re hosszú távú befektetésként.</text:p>
      <text:h text:style-name="P4" text:outline-level="3">STEEM beszerzése</text:h>
      <text:p text:style-name="P3">Két féleképp lehet STEEM-hez hozzájutni, vásárolni vagy kiérdemelni. Rengeteg népszerű kriptovaluta váltón beszerezhető mint ---Binance és Poloniex. STEEM vásárlása a leggyorsabb módja a kriptovaluta beszerzésének. STEEM kiérdemlése pedig a Steemit közösségben való aktív részvétellel lehetséges, új tartalom létrehozásával, hozzászólásokkal. Minnél értékesebb a tartalom amit létrehozol annál több STEEM-et kereshetsz.</text:p>
      <text:p text:style-name="P2">Záró gondolatok</text:p>
      <text:p text:style-name="P2">Steem jutalomban részesíti azokat akik pozitív irányban segítik a közösséget legyen az akár egy jó eredeti tartalom, vagy értelmes hozzászólás amely segít a felhasználóknak. Mivel a Steemit rendszer előnyben részesíti a minőségi tartalmat ez ösztönzőképp hat a résztvevőknek, hogy minőséggel szolgáljanak. Mindenképpen egy nagyon érdekes koncepció amely már most is igen népszerűnek számít több mint 50,000 napi aktív felhasználóv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sans-serif"/>
    <style:font-face style:name="Varela Round" svg:font-family="'Varela Round', sans-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Helvetica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Helvetica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i</meta:initial-creator>
    <meta:editing-cycles>57</meta:editing-cycles>
    <meta:creation-date>2017-12-29T10:16:00</meta:creation-date>
    <dc:date>2018-03-06T09:20:23.25</dc:date>
    <meta:editing-duration>PT21H41M36S</meta:editing-duration>
    <meta:generator>OpenOffice/4.1.4$Win32 OpenOffice.org_project/414m5$Build-9788</meta:generator>
    <meta:document-statistic meta:table-count="0" meta:image-count="0" meta:object-count="0" meta:page-count="2" meta:paragraph-count="19" meta:word-count="562" meta:character-count="41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